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weight="normal" style:font-name-asian="Arial"/>
    </style:style>
    <style:style style:name="P3" style:family="paragraph" style:parent-style-name="Text_20_body">
      <style:paragraph-properties fo:line-height="150%"/>
      <style:text-properties style:font-name="Arial" fo:font-size="13pt" fo:font-weight="normal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style:font-name="Arial" fo:font-weight="normal" style:font-name-asian="Arial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style:font-name-asian="Arial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style:font-name-asian="Arial" style:font-size-asian="14pt" style:font-size-complex="14pt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16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7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8" style:family="paragraph" style:parent-style-name="Text_20_body">
      <style:paragraph-properties fo:margin-top="0.423cm" fo:margin-bottom="0.423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/>
    </style:style>
    <style:style style:name="P19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20" style:family="paragraph" style:parent-style-name="Table_20_Contents">
      <style:paragraph-properties fo:line-height="150%"/>
      <style:text-properties style:font-name="Arial" style:font-name-asian="Arial"/>
    </style:style>
    <style:style style:name="P21" style:family="paragraph" style:parent-style-name="Standard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" style:family="paragraph" style:parent-style-name="Text_20_body" style:list-style-name="L5"/>
    <style:style style:name="P23" style:family="paragraph" style:parent-style-name="Text_20_body" style:list-style-name="L5">
      <style:text-properties style:font-name="Arial"/>
    </style:style>
    <style:style style:name="P24" style:family="paragraph" style:parent-style-name="Text_20_body" style:list-style-name="L1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5" style:family="paragraph" style:parent-style-name="Text_20_body" style:list-style-name="L2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6" style:family="paragraph" style:parent-style-name="Text_20_body" style:list-style-name="L5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7" style:family="paragraph" style:parent-style-name="Text_20_body" style:list-style-name="L26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8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3366ff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9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0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31" style:family="paragraph" style:parent-style-name="Text_20_body" style:list-style-name="L26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32" style:family="paragraph" style:parent-style-name="Text_20_body" style:list-style-name="L26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33" style:family="paragraph" style:parent-style-name="Text_20_body" style:list-style-name="L26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34" style:family="paragraph" style:parent-style-name="Text_20_body" style:list-style-name="L26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3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57" style:family="paragraph" style:parent-style-name="Text_20_body" style:list-style-name="L12">
      <style:paragraph-properties fo:margin-top="0cm" fo:margin-bottom="0cm" fo:line-height="150%" style:writing-mode="lr-tb"/>
    </style:style>
    <style:style style:name="P58" style:family="paragraph" style:parent-style-name="Text_20_body" style:list-style-name="L15">
      <style:paragraph-properties fo:margin-top="0cm" fo:margin-bottom="0cm" fo:line-height="150%" style:writing-mode="lr-tb"/>
    </style:style>
    <style:style style:name="P59" style:family="paragraph" style:parent-style-name="Text_20_body" style:list-style-name="L1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60" style:family="paragraph" style:parent-style-name="Text_20_body" style:list-style-name="L2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61" style:family="paragraph" style:parent-style-name="Text_20_body" style:list-style-name="L26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62" style:family="paragraph" style:parent-style-name="Text_20_body" style:list-style-name="L3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63" style:family="paragraph" style:parent-style-name="Text_20_body" style:list-style-name="L7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64" style:family="paragraph" style:parent-style-name="Text_20_body" style:list-style-name="L4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65" style:family="paragraph" style:parent-style-name="Text_20_body" style:list-style-name="L8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6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/>
    </style:style>
    <style:style style:name="T4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T6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8" style:family="text">
      <style:text-properties fo:font-variant="normal" fo:text-transform="none" fo:color="#ff0000" style:text-line-through-style="none" fo:font-size="15pt" fo:font-style="normal" style:text-underline-style="none" style:text-blinking="false" fo:background-color="#f4cccc"/>
    </style:style>
    <style:style style:name="T9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0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11" style:family="text">
      <style:text-properties fo:font-size="13pt"/>
    </style:style>
    <style:style style:name="T12" style:family="text">
      <style:text-properties fo:font-size="13pt" fo:font-style="normal" fo:font-weight="normal"/>
    </style:style>
    <style:style style:name="T13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background-color="transparent"/>
    </style:style>
    <style:style style:name="T16" style:family="text">
      <style:text-properties fo:color="#ff0000" fo:font-size="15pt" fo:background-color="#f4cccc"/>
    </style:style>
    <style:style style:name="T17" style:family="text">
      <style:text-properties style:font-name="Arial"/>
    </style:style>
    <style:style style:name="T18" style:family="text">
      <style:text-properties fo:background-color="#ffcc00"/>
    </style:style>
    <style:style style:name="T19" style:family="text">
      <style:text-properties fo:color="#1155cc" fo:font-size="18pt" style:font-size-asian="13pt" style:font-size-complex="13pt"/>
    </style:style>
    <style:style style:name="T20" style:family="text">
      <style:text-properties fo:color="#ff80c0" style:font-name="Consolas" fo:font-size="10pt" style:font-name-asian="Consolas" style:font-size-asian="10pt" style:font-name-complex="Consolas" style:font-size-complex="10pt"/>
    </style:style>
    <style:style style:name="T21" style:family="text">
      <style:text-properties fo:color="#ff3333"/>
    </style:style>
    <style:style style:name="T22" style:family="text">
      <style:text-properties fo:color="#9933ff"/>
    </style:style>
    <style:style style:name="T23" style:family="text">
      <style:text-properties fo:color="#996600"/>
    </style:style>
    <style:style style:name="T24" style:family="text">
      <style:text-properties fo:color="#0084d1"/>
    </style:style>
    <style:style style:name="T2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978d3510-7fff-3427-0ecb-801a14f6929f"/>---------------------------------------------------------------------------</text:p>
      <text:p text:style-name="P14"><text:span text:style-name="T18">res free# JVEMV6 44#8.4.1_17 / 44. currency / 8. prog-python / 4 tester / 1. id-1 / </text:span><text:span text:style-name="T13">20190812_104407 ::]20190812_112009</text:span></text:p>
      <text:p text:style-name="P13"/>
      <text:p text:style-name="P12"><text:span text:style-name="T2">[do] </text:span><text:span text:style-name="T8">#_</text:span><text:span text:style-name="T1"> </text:span></text:p>
      <text:list xml:id="list7943585794468194144" text:style-name="L1">
        <text:list-item>
          <text:p text:style-name="P24">REVIEW</text:p>
          <text:list>
            <text:list-item>
              <text:p text:style-name="P28"/>
            </text:list-item>
          </text:list>
        </text:list-item>
        <text:list-item>
          <text:p text:style-name="P29">TASK-1 : “j5” → flowcharting, “j6”</text:p>
          <text:list>
            <text:list-item>
              <text:list>
                <text:list-item>
                  <text:p text:style-name="P29">#_20190811_130307:next</text:p>
                </text:list-item>
                <text:list-item>
                  <text:p text:style-name="P29">#_20190812_105414:ref</text:p>
                </text:list-item>
              </text:list>
            </text:list-item>
            <text:list-item>
              <text:p text:style-name="P29">charting</text:p>
            </text:list-item>
            <text:list-item>
              <text:p text:style-name="P30"><text:span text:style-name="T16">#_</text:span><text:span text:style-name="T15"> CODING : “j6” ~~ “j6 : N : 2”</text:span></text:p>
              <text:list>
                <text:list-item>
                  <text:p text:style-name="P29">#_20190812_110028:tmp</text:p>
                </text:list-item>
              </text:list>
            </text:list-item>
            <text:list-item>
              <text:p text:style-name="P29">TEST ⇒ OK</text:p>
            </text:list-item>
            <text:list-item>
              <text:p text:style-name="P29">T-1.2 : “j6-2”</text:p>
              <text:list>
                <text:list-item>
                  <text:p text:style-name="P29">#_20190812_111244:tmp</text:p>
                </text:list-item>
                <text:list-item>
                  <text:p text:style-name="P59">⇒ <text:span text:style-name="T12">OK</text:span></text:p>
                </text:list-item>
              </text:list>
            </text:list-item>
          </text:list>
        </text:list-item>
      </text:list>
      <text:p text:style-name="P6">[next]</text:p>
      <text:list xml:id="list1686114394720508112" text:style-name="L2">
        <text:list-item>
          <text:p text:style-name="P25">TASK : “j6 : N : 3” → remove “break” word, run the loop, continue from breaking occurred ⇒ maybe, “j6 : Y : 1”</text:p>
          <text:list>
            <text:list-item>
              <text:p text:style-name="P60">#_20190812_111920:next</text:p>
            </text:list-item>
          </text:list>
        </text:list-item>
      </text:list>
      <text:p text:style-name="P6">[further]</text:p>
      <text:list xml:id="list655023082661615333" text:style-name="L3">
        <text:list-item>
          <text:p text:style-name="P62">wanna-know</text:p>
        </text:list-item>
      </text:list>
      <text:p text:style-name="P6">[docs]</text:p>
      <text:list xml:id="list3050311258558075035" text:style-name="L4">
        <text:list-item>
          <text:p text:style-name="P64"/>
        </text:list-item>
      </text:list>
      <text:p text:style-name="P1"/>
      <text:p text:style-name="P18"/>
      <text:p text:style-name="P5"><text:soft-page-break/>---------------------------------------------------------------------------</text:p>
      <text:p text:style-name="P15"><text:span text:style-name="T3">res free# JVEMV6 44#8.4.1_17 / 44. currency / 8. prog-python / 4 tester / 1. id-1 / </text:span><text:span text:style-name="T4">20190813_101416</text:span></text:p>
      <text:p text:style-name="P12"/>
      <text:p text:style-name="P12"><text:span text:style-name="T2">[do] </text:span><text:span text:style-name="T8">#_</text:span><text:span text:style-name="T1"> </text:span></text:p>
      <text:list xml:id="list5600339251546759803" text:style-name="L5">
        <text:list-item>
          <text:p text:style-name="P26">REVIEW</text:p>
        </text:list-item>
        <text:list-item>
          <text:p text:style-name="P26">TASK-1 : “j6 : N : 3” → remove “break” word, run the loop, continue from breaking occurred ⇒ maybe, “j6 : Y : 1”</text:p>
          <text:list>
            <text:list-item>
              <text:list>
                <text:list-item>
                  <text:list>
                    <text:list-item>
                      <text:p text:style-name="P26">#_20190812_111920:next</text:p>
                    </text:list-item>
                  </text:list>
                </text:list-item>
                <text:list-item>
                  <text:p text:style-name="P26">T-1.1</text:p>
                  <text:list>
                    <text:list-item>
                      <text:p text:style-name="P26">CODING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">TASK-2 : “j6 : Y : 2” ~~</text:p>
          <text:list>
            <text:list-item>
              <text:p text:style-name="P26">T-2.1</text:p>
              <text:list>
                <text:list-item>
                  <text:p text:style-name="P26">CODING : ~~ “j7 : N : 1”</text:p>
                </text:list-item>
                <text:list-item>
                  <text:p text:style-name="P26">TEST ==&gt; OK</text:p>
                </text:list-item>
              </text:list>
            </text:list-item>
            <text:list-item>
              <text:p text:style-name="P26">T-2.2 : “j7 : N : 2” ~~ j7 : N : 2</text:p>
              <text:list>
                <text:list-item>
                  <text:p text:style-name="P22"><text:span text:style-name="T5">CODING</text:span><text:span text:style-name="T17"> : </text:span></text:p>
                  <text:list>
                    <text:list-item>
                      <text:p text:style-name="P23">#_20190813_133218:tmp</text:p>
                    </text:list-item>
                    <text:list-item>
                      <text:p text:style-name="P23">#_20190813_133345:ref</text:p>
                    </text:list-item>
                  </text:list>
                </text:list-item>
                <text:list-item>
                  <text:p text:style-name="P26">==&gt; OK</text:p>
                </text:list-item>
              </text:list>
            </text:list-item>
          </text:list>
        </text:list-item>
      </text:list>
      <text:p text:style-name="P6">[next]</text:p>
      <text:list xml:id="list8991243331748039944" text:style-name="L6">
        <text:list-item>
          <text:p text:style-name="P35">TASK : “j7 : N : 3” ~~</text:p>
          <text:list>
            <text:list-item>
              <text:p text:style-name="P35">#_20190813_134031:next</text:p>
            </text:list-item>
          </text:list>
        </text:list-item>
      </text:list>
      <text:p text:style-name="P6">[further]</text:p>
      <text:list xml:id="list6409634269863862681" text:style-name="L7">
        <text:list-item>
          <text:p text:style-name="P63">wanna-know</text:p>
        </text:list-item>
      </text:list>
      <text:p text:style-name="P6">[docs]</text:p>
      <text:list xml:id="list4113742268779899251" text:style-name="L8">
        <text:list-item>
          <text:p text:style-name="P65"><text:soft-page-break/></text:p>
        </text:list-item>
      </text:list>
      <text:p text:style-name="P2"><text:line-break/></text:p>
      <text:p text:style-name="P10">---------------------------------------------------------------------------</text:p>
      <text:p text:style-name="P15"><text:span text:style-name="T3">res free# JVEMV6 44#8.4.1_19 / 44. currency / 8. prog-python / 4 tester / 1. id-1 / </text:span><text:span text:style-name="T4">20190814_101019</text:span></text:p>
      <text:p text:style-name="P9"/>
      <text:p text:style-name="P9">[do] <text:span text:style-name="T16">#_</text:span> </text:p>
      <text:list xml:id="list8701139074057657350" text:style-name="L9">
        <text:list-item>
          <text:p text:style-name="P38">REVIEW</text:p>
        </text:list-item>
        <text:list-item>
          <text:p text:style-name="P38">TASK-1 : <text:span text:style-name="T11">“j7 : N : 3” ~~</text:span></text:p>
          <text:list>
            <text:list-item>
              <text:list>
                <text:list-item>
                  <text:p text:style-name="P36">#_20190813_134031:next</text:p>
                </text:list-item>
              </text:list>
            </text:list-item>
            <text:list-item>
              <text:p text:style-name="P38"><text:span text:style-name="T16">#_</text:span> T-1.1</text:p>
              <text:list>
                <text:list-item>
                  <text:p text:style-name="P38">CODING</text:p>
                </text:list-item>
                <text:list-item>
                  <text:p text:style-name="P38">TEST ==&gt; OK</text:p>
                </text:list-item>
              </text:list>
            </text:list-item>
            <text:list-item>
              <text:p text:style-name="P38"><text:span text:style-name="T16">#_</text:span> SEG-1 : add debug message</text:p>
              <text:list>
                <text:list-item>
                  <text:p text:style-name="P38">#_20190814_101628:tmp</text:p>
                </text:list-item>
                <text:list-item>
                  <text:p text:style-name="P38">==&gt; OK</text:p>
                </text:list-item>
              </text:list>
            </text:list-item>
          </text:list>
        </text:list-item>
        <text:list-item>
          <text:p text:style-name="P38"><text:span text:style-name="T16">#_</text:span> TASK-2 : “j7 : Y : 2” ~~</text:p>
          <text:list>
            <text:list-item>
              <text:p text:style-name="P38">T-2.1 : “Pos” → new key</text:p>
              <text:list>
                <text:list-item>
                  <text:p text:style-name="P38">#_20190814_102053:tmp</text:p>
                </text:list-item>
                <text:list-item>
                  <text:p text:style-name="P38">CODING</text:p>
                </text:list-item>
              </text:list>
            </text:list-item>
            <text:list-item>
              <text:p text:style-name="P38">T-2.2 : “j7 : Y : 2” → show values</text:p>
              <text:list>
                <text:list-item>
                  <text:p text:style-name="P38">CODING : #_20190814_102616:tmp</text:p>
                </text:list-item>
                <text:list-item>
                  <text:p text:style-name="P38">==&gt; OK</text:p>
                </text:list-item>
              </text:list>
            </text:list-item>
          </text:list>
        </text:list-item>
      </text:list>
      <text:p text:style-name="P9">[next]</text:p>
      <text:list xml:id="list3344627331016637950" text:style-name="L10">
        <text:list-item>
          <text:p text:style-name="P39">TASK : “j7 : Y : 3” ~~</text:p>
          <text:list>
            <text:list-item>
              <text:p text:style-name="P39">#_20190814_104749:next</text:p>
            </text:list-item>
          </text:list>
        </text:list-item>
      </text:list>
      <text:p text:style-name="P9">[further]</text:p>
      <text:list xml:id="list877323733912418243" text:style-name="L11">
        <text:list-item>
          <text:p text:style-name="P40"/>
        </text:list-item>
      </text:list>
      <text:p text:style-name="P9"><text:soft-page-break/></text:p>
      <text:p text:style-name="P11"/>
      <text:p text:style-name="P9">---------------------------------------------------------------------------</text:p>
      <text:p text:style-name="P15"><text:span text:style-name="T3">res free# JVEMV6 44#8.4.1_19 no-2 / 44. currency / 8. prog-python / 4 tester / 1. id-1 / </text:span><text:span text:style-name="T4">20190814_165437</text:span></text:p>
      <text:p text:style-name="P9"/>
      <text:p text:style-name="P9">[do] <text:span text:style-name="T16">#_</text:span> </text:p>
      <text:list xml:id="list4741480197042676360" text:style-name="L12">
        <text:list-item>
          <text:p text:style-name="P41">REVIEW</text:p>
        </text:list-item>
        <text:list-item>
          <text:p text:style-name="P41">TASK-1 : “j7 : Y : 3” ~~</text:p>
          <text:list>
            <text:list-item>
              <text:list>
                <text:list-item>
                  <text:p text:style-name="P41">#_20190814_104749:next</text:p>
                </text:list-item>
              </text:list>
            </text:list-item>
            <text:list-item>
              <text:p text:style-name="P41">SEG-1 : add → retrun var ==&gt; “lo_Pos_Exits”</text:p>
              <text:list>
                <text:list-item>
                  <text:p text:style-name="P41">CODING</text:p>
                  <text:list>
                    <text:list-item>
                      <text:p text:style-name="P57"><text:span text:style-name="T9">#_</text:span><text:span text:style-name="T6"> caller : #_20190814_165634:tmp</text:span></text:p>
                    </text:list-item>
                    <text:list-item>
                      <text:p text:style-name="P57"><text:span text:style-name="T9">#_</text:span><text:span text:style-name="T6"> ret : </text:span></text:p>
                    </text:list-item>
                    <text:list-item>
                      <text:p text:style-name="P57"><text:span text:style-name="T9">#_</text:span><text:span text:style-name="T6"> dec</text:span><text:span text:style-name="T7">lare + init : </text:span></text:p>
                    </text:list-item>
                  </text:list>
                </text:list-item>
              </text:list>
            </text:list-item>
            <text:list-item>
              <text:p text:style-name="P55">T-1.1 : </text:p>
              <text:list>
                <text:list-item>
                  <text:p text:style-name="P55">CODING : Pos[st_pr]</text:p>
                </text:list-item>
                <text:list-item>
                  <text:p text:style-name="P55">TEST ==&gt; OK</text:p>
                </text:list-item>
              </text:list>
            </text:list-item>
            <text:list-item>
              <text:p text:style-name="P55">T-1.2</text:p>
              <text:list>
                <text:list-item>
                  <text:p text:style-name="P21">Pos[ext_pr]</text:p>
                </text:list-item>
                <text:list-item>
                  <text:p text:style-name="P55">TEST ==&gt; OK</text:p>
                </text:list-item>
              </text:list>
            </text:list-item>
          </text:list>
        </text:list-item>
      </text:list>
      <text:p text:style-name="P9">[next]</text:p>
      <text:list xml:id="list2071822599265257718" text:style-name="L13">
        <text:list-item>
          <text:p text:style-name="P42">TASK : “j7 : Y : 4” ~~</text:p>
          <text:list>
            <text:list-item>
              <text:p text:style-name="P42">#_20190814_171206:next</text:p>
            </text:list-item>
          </text:list>
        </text:list-item>
      </text:list>
      <text:p text:style-name="P9">[further]</text:p>
      <text:list xml:id="list3103960238006549745" text:style-name="L14">
        <text:list-item>
          <text:p text:style-name="P43"/>
        </text:list-item>
      </text:list>
      <text:p text:style-name="P7"><text:line-break/></text:p>
      <text:p text:style-name="P11"/>
      <text:p text:style-name="P7"><text:soft-page-break/></text:p>
      <text:p text:style-name="P9">---------------------------------------------------------------------------</text:p>
      <text:p text:style-name="P15"><text:span text:style-name="T3">res free# JVEMV6 44#8.4.1_20 / 44. currency / 8. prog-python / 4 tester / 1. id-1 / </text:span><text:span text:style-name="T4">20190815_104805 ::]20190815_111646</text:span></text:p>
      <text:p text:style-name="P9"/>
      <text:p text:style-name="P9">[do] <text:span text:style-name="T16">#_</text:span> </text:p>
      <text:list xml:id="list8871109827749580702" text:style-name="L15">
        <text:list-item>
          <text:p text:style-name="P44">REVIEW</text:p>
        </text:list-item>
        <text:list-item>
          <text:p text:style-name="P44"><text:span text:style-name="T16">#_</text:span> TASK-1 : “j7 : Y : 4” ~~</text:p>
          <text:list>
            <text:list-item>
              <text:list>
                <text:list-item>
                  <text:p text:style-name="P44">#_20190814_171206:next</text:p>
                </text:list-item>
              </text:list>
            </text:list-item>
            <text:list-item>
              <text:p text:style-name="P44">T-1.1</text:p>
              <text:list>
                <text:list-item>
                  <text:p text:style-name="P44">CODING</text:p>
                </text:list-item>
                <text:list-item>
                  <text:p text:style-name="P44">TEST ==&gt; OK</text:p>
                </text:list-item>
              </text:list>
            </text:list-item>
          </text:list>
        </text:list-item>
        <text:list-item>
          <text:p text:style-name="P58"><text:span text:style-name="T9">#_</text:span><text:span text:style-name="T6"> TASK-2 : “j7 : Y : 5” ~~</text:span></text:p>
          <text:list>
            <text:list-item>
              <text:list>
                <text:list-item>
                  <text:p text:style-name="P44">#_20190815_105241:tmp</text:p>
                </text:list-item>
              </text:list>
            </text:list-item>
            <text:list-item>
              <text:p text:style-name="P44">T-2.1</text:p>
              <text:list>
                <text:list-item>
                  <text:p text:style-name="P44">CODING</text:p>
                </text:list-item>
                <text:list-item>
                  <text:p text:style-name="P44">TEST ==&gt; OK</text:p>
                </text:list-item>
              </text:list>
            </text:list-item>
          </text:list>
        </text:list-item>
        <text:list-item>
          <text:p text:style-name="P44">TASK-3 : “j7 : Y : 6” ~~</text:p>
          <text:list>
            <text:list-item>
              <text:p text:style-name="P44"><text:span text:style-name="T16">#_</text:span> T-3.1 : ==&gt; with “break”</text:p>
              <text:list>
                <text:list-item>
                  <text:p text:style-name="P44">==&gt; OK</text:p>
                </text:list-item>
              </text:list>
            </text:list-item>
            <text:list-item>
              <text:p text:style-name="P44">@+<text:span text:style-name="T16">#_</text:span> T-3.2 : ==&gt; w/o “break”</text:p>
              <text:list>
                <text:list-item>
                  <text:p text:style-name="P44">==&gt; exit loop due → “over the max”</text:p>
                </text:list-item>
              </text:list>
            </text:list-item>
            <text:list-item>
              <text:p text:style-name="P44">T-3.3 : ==&gt; w/o “break”, max → 50 (instead of 10)</text:p>
              <text:list>
                <text:list-item>
                  <text:p text:style-name="P44">==&gt; loop stopped at → “(step : B : j5 : Y : 1)”</text:p>
                </text:list-item>
              </text:list>
            </text:list-item>
          </text:list>
        </text:list-item>
      </text:list>
      <text:p text:style-name="P9">[next]</text:p>
      <text:list xml:id="list1693675887555641786" text:style-name="L16">
        <text:list-item>
          <text:p text:style-name="P45">TASK</text:p>
          <text:list>
            <text:list-item>
              <text:p text:style-name="P45">flowcharting ==&gt; “(step : B : j5 : Y : 1)” ~~</text:p>
            </text:list-item>
            <text:list-item>
              <text:p text:style-name="P45">CODING</text:p>
              <text:list>
                <text:list-item>
                  <text:p text:style-name="P45">#_20190815_110825:next</text:p>
                </text:list-item>
              </text:list>
            </text:list-item>
          </text:list>
        </text:list-item>
      </text:list>
      <text:p text:style-name="P9">[further]</text:p>
      <text:list xml:id="list1568754646876995275" text:style-name="L17">
        <text:list-item>
          <text:p text:style-name="P46"><text:soft-page-break/></text:p>
        </text:list-item>
      </text:list>
      <text:p text:style-name="P7"><text:line-break/></text:p>
      <text:p text:style-name="P9">---------------------------------------------------------------------------</text:p>
      <text:p text:style-name="P15"><text:span text:style-name="T3">res free# JVEMV6 44#8.4.1_21 / 44. currency / 8. prog-python / 4 tester / 1. id-1 / </text:span><text:span text:style-name="T4">20190816_095316 ::]20190816_102530</text:span></text:p>
      <text:p text:style-name="P9"/>
      <text:p text:style-name="P9">[do] <text:span text:style-name="T16">#_</text:span> </text:p>
      <text:list xml:id="list290668195402433541" text:style-name="L18">
        <text:list-item>
          <text:p text:style-name="P47">REVIEW</text:p>
        </text:list-item>
        <text:list-item>
          <text:p text:style-name="P47"><text:span text:style-name="T16">@#_</text:span> TASK-1 : flowcharting ==&gt; “(step : B : j5 : Y : 1)” ~~</text:p>
          <text:list>
            <text:list-item>
              <text:list>
                <text:list-item>
                  <text:p text:style-name="P47">T-1.1 : “(step : B : j5 : Y : 2)”</text:p>
                  <text:list>
                    <text:list-item>
                      <text:p text:style-name="P47">CODING</text:p>
                    </text:list-item>
                    <text:list-item>
                      <text:p text:style-name="P47">==&gt; OK</text:p>
                    </text:list-item>
                  </text:list>
                </text:list-item>
                <text:list-item>
                  <text:p text:style-name="P47">T-1.2 : “j5 : Y : 3”</text:p>
                  <text:list>
                    <text:list-item>
                      <text:p text:style-name="P47">CODING</text:p>
                    </text:list-item>
                    <text:list-item>
                      <text:p text:style-name="P47">==&gt; OK</text:p>
                    </text:list-item>
                  </text:list>
                </text:list-item>
                <text:list-item>
                  <text:p text:style-name="P47">T-1.3 : “j5 : Y : 4”, “Y : 5”</text:p>
                  <text:list>
                    <text:list-item>
                      <text:p text:style-name="P47">coding</text:p>
                    </text:list-item>
                    <text:list-item>
                      <text:p text:style-name="P47">==&gt; OK</text:p>
                    </text:list-item>
                  </text:list>
                </text:list-item>
              </text:list>
            </text:list-item>
            <text:list-item>
              <text:p text:style-name="P47">TASK-2 : “j5 : Y : 6” ~~ </text:p>
              <text:list>
                <text:list-item>
                  <text:p text:style-name="P47">T-2.1</text:p>
                  <text:list>
                    <text:list-item>
                      <text:p text:style-name="P47">CODING</text:p>
                    </text:list-item>
                    <text:list-item>
                      <text:p text:style-name="P4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430937440499540703" text:style-name="L19">
        <text:list-item>
          <text:p text:style-name="P48">TASK : “j3 : Y : 2” ~~</text:p>
          <text:list>
            <text:list-item>
              <text:p text:style-name="P48">#_20190816_102247:next</text:p>
            </text:list-item>
          </text:list>
        </text:list-item>
      </text:list>
      <text:p text:style-name="P9"/>
      <text:p text:style-name="P9">[further]</text:p>
      <text:list xml:id="list3642152925159167543" text:style-name="L20">
        <text:list-item>
          <text:p text:style-name="P49"/>
        </text:list-item>
      </text:list>
      <text:p text:style-name="P7"/>
      <text:p text:style-name="P7"><text:soft-page-break/></text:p>
      <text:p text:style-name="P11"/>
      <text:p text:style-name="P9">---------------------------------------------------------------------------</text:p>
      <text:p text:style-name="P15"><text:span text:style-name="T3">res free# JVEMV6 44#8.4.1_17 / 44. currency / 8. prog-python / 4 tester / 1. id-1 / </text:span><text:span text:style-name="T4">20190817_140819</text:span></text:p>
      <text:p text:style-name="P9"/>
      <text:p text:style-name="P9">[do] <text:span text:style-name="T16">#_</text:span> </text:p>
      <text:list xml:id="list94547106419506519" text:style-name="L21">
        <text:list-item>
          <text:p text:style-name="P50">REVIEW</text:p>
        </text:list-item>
        <text:list-item>
          <text:p text:style-name="P50"><text:span text:style-name="T16">#_</text:span> TASK-1 : “j3 : Y : 2” ~~</text:p>
          <text:list>
            <text:list-item>
              <text:list>
                <text:list-item>
                  <text:p text:style-name="P50">#_20190816_102247:next</text:p>
                </text:list-item>
              </text:list>
            </text:list-item>
            <text:list-item>
              <text:p text:style-name="P50">T-1.1</text:p>
              <text:list>
                <text:list-item>
                  <text:p text:style-name="P50"><text:span text:style-name="T16">#_</text:span> C/P</text:p>
                  <text:list>
                    <text:list-item>
                      <text:p text:style-name="P50">#_20190817_141414:cp:from----------------</text:p>
                    </text:list-item>
                    <text:list-item>
                      <text:p text:style-name="P50">#_20190817_141414:cp:to----------------</text:p>
                    </text:list-item>
                  </text:list>
                </text:list-item>
                <text:list-item>
                  <text:p text:style-name="P50"><text:span text:style-name="T16">#_</text:span> “j3 : Y : 6” ==&gt; C/O</text:p>
                </text:list-item>
                <text:list-item>
                  <text:p text:style-name="P50">TEST ==&gt; OK</text:p>
                  <text:list>
                    <text:list-item>
                      <text:p text:style-name="P50">[libfx_5.py:2283 / 20190817_141729] (step : B : j3 : Y : 5)</text:p>
                    </text:list-item>
                    <text:list-item>
                      <text:p text:style-name="P50">flag ==&gt; reset done : False</text:p>
                    </text:list-item>
                  </text:list>
                </text:list-item>
              </text:list>
            </text:list-item>
            <text:list-item>
              <text:p text:style-name="P50">T-1.2 : “j3 : Y : 6” ==&gt; C/in</text:p>
              <text:list>
                <text:list-item>
                  <text:p text:style-name="P50">CODING</text:p>
                </text:list-item>
                <text:list-item>
                  <text:p text:style-name="P50">TEST ==&gt; OK</text:p>
                  <text:list>
                    <text:list-item>
                      <text:p text:style-name="P50">[libfx_5.py:762 / 20190817_141912]</text:p>
                    </text:list-item>
                    <text:list-item>
                      <text:p text:style-name="P50">(B : 1 : 1.1) cntOf_Loop ==&gt; over the max : count = 51 / max = 50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0"><text:span text:style-name="T16">#_</text:span> TASK-2 : modify</text:p>
          <text:list>
            <text:list-item>
              <text:p text:style-name="P50">T-2.1 : console output ---&gt; off</text:p>
              <text:list>
                <text:list-item>
                  <text:p text:style-name="P50">==&gt; OK</text:p>
                  <text:list>
                    <text:list-item>
                      <text:p text:style-name="P50">[libfx_5.py:762 / 20190817_142237]</text:p>
                    </text:list-item>
                    <text:list-item>
                      <text:p text:style-name="P50">(B : 1 : 1.1) cntOf_Loop ==&gt; over the max : count = 51 / max = 50</text:p>
                    </text:list-item>
                    <text:list-item>
                      <text:p text:style-name="P50"><text:soft-page-break/></text:p>
                    </text:list-item>
                    <text:list-item>
                      <text:p text:style-name="P50">[libfx_5.py:6247 / 20190817_142237]</text:p>
                    </text:list-item>
                    <text:list-item>
                      <text:p text:style-name="P50">done (time : 22.322 sec)(BUSL3_No_T_1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0"><text:span text:style-name="T16">#_</text:span> TASK-3 : write data file</text:p>
          <text:list>
            <text:list-item>
              <text:p text:style-name="P50">T-3.1 : #_20190817_142451:tmp</text:p>
              <text:list>
                <text:list-item>
                  <text:list>
                    <text:list-item>
                      <text:p text:style-name="P50">new FUNC : tester_T_1__Report_Dat__V2()</text:p>
                    </text:list-item>
                  </text:list>
                </text:list-item>
                <text:list-item>
                  <text:p text:style-name="P50">DUP : tester_T_1__Report_Dat()</text:p>
                </text:list-item>
                <text:list-item>
                  <text:p text:style-name="P50">debug labels</text:p>
                  <text:list>
                    <text:list-item>
                      <text:p text:style-name="P50">#_20190817_142750:caller</text:p>
                    </text:list-item>
                    <text:list-item>
                      <text:p text:style-name="P50">#_20190817_142754:head</text:p>
                    </text:list-item>
                    <text:list-item>
                      <text:p text:style-name="P50">#_20190817_142759:wl:in-func</text:p>
                    </text:list-item>
                  </text:list>
                </text:list-item>
                <text:list-item>
                  <text:p text:style-name="P50">caller line</text:p>
                </text:list-item>
                <text:list-item>
                  <text:p text:style-name="P50">param → change</text:p>
                  <text:list>
                    <text:list-item>
                      <text:p text:style-name="P50">caller</text:p>
                    </text:list-item>
                    <text:list-item>
                      <text:p text:style-name="P50">callee</text:p>
                    </text:list-item>
                  </text:list>
                </text:list-item>
                <text:list-item>
                  <text:p text:style-name="P50">vars</text:p>
                  <text:list>
                    <text:list-item>
                      <text:p text:style-name="P50">lo_Pos_Exits ==&gt; with : lo_Pos_Target</text:p>
                    </text:list-item>
                  </text:list>
                </text:list-item>
              </text:list>
            </text:list-item>
            <text:list-item>
              <text:p text:style-name="P50">T-3.2 : review original codes ---&gt; valid lines ~~&gt; keep</text:p>
              <text:list>
                <text:list-item>
                  <text:p text:style-name="P50">up to : “step : 2.1” ==&gt; OK</text:p>
                </text:list-item>
                <text:list-item>
                  <text:p text:style-name="P50">~~ “step : 2.1 : 2” ==&gt; OK</text:p>
                </text:list-item>
                <text:list-item>
                  <text:p text:style-name="P50">~~ “step : 2.2 / item : 2.2 : values” ==&gt; OK</text:p>
                </text:list-item>
              </text:list>
            </text:list-item>
            <text:list-item>
              <text:p text:style-name="P50">T-3.3 : TEST</text:p>
              <text:list>
                <text:list-item>
                  <text:p text:style-name="P50">==&gt; OK</text:p>
                </text:list-item>
              </text:list>
            </text:list-item>
          </text:list>
        </text:list-item>
        <text:list-item>
          <text:p text:style-name="P50"><text:span text:style-name="T16">#_</text:span> TASK-4 : data file → further columns</text:p>
          <text:list>
            <text:list-item>
              <text:p text:style-name="P50">T-4.1 : new columns ==&gt; rf_idx, rf_pr</text:p>
              <text:list>
                <text:list-item>
                  <text:p text:style-name="P50">CODING : “step : 2.2 : 1 : header”</text:p>
                  <text:list>
                    <text:list-item>
                      <text:p text:style-name="P50">#_20190817_143905:tmp</text:p>
                    </text:list-item>
                  </text:list>
                </text:list-item>
              </text:list>
            </text:list-item>
            <text:list-item>
              <text:p text:style-name="P50"><text:span text:style-name="T16">@#_</text:span> T-4.2 : “step : 2.2 : 2 : values”</text:p>
              <text:list>
                <text:list-item>
                  <text:list>
                    <text:list-item>
                      <text:p text:style-name="P50">#_20190817_144143:tmp</text:p>
                    </text:list-item>
                  </text:list>
                </text:list-item>
                <text:list-item>
                  <text:p text:style-name="P50">CODING</text:p>
                </text:list-item>
                <text:list-item>
                  <text:p text:style-name="P50"><text:soft-page-break/>TEST ==&gt; OK</text:p>
                </text:list-item>
              </text:list>
            </text:list-item>
          </text:list>
        </text:list-item>
        <text:list-item>
          <text:p text:style-name="P50">TASK-5 : dat files → further </text:p>
          <text:list>
            <text:list-item>
              <text:p text:style-name="P50"><text:span text:style-name="T16">#_</text:span> T-5.1 : “diff.price” ==&gt; change to : (ext_pr) – (st_pr)</text:p>
              <text:list>
                <text:list-item>
                  <text:list>
                    <text:list-item>
                      <text:p text:style-name="P50">#_20190817_145127:tmp</text:p>
                    </text:list-item>
                  </text:list>
                </text:list-item>
                <text:list-item>
                  <text:p text:style-name="P50">CODING</text:p>
                </text:list-item>
                <text:list-item>
                  <text:p text:style-name="P50">TEST ==&gt; </text:p>
                  <text:list>
                    <text:list-item>
                      <text:p text:style-name="P50"><text:span text:style-name="T22">PROBLEM</text:span><text:span text:style-name="T21"> </text:span>: “sumOf_SLs”, “sumOf_TPs” ---&gt; pre-change, post-change ==&gt; not changed <text:span text:style-name="T14">::[20190817_145921</text:span></text:p>
                      <text:list>
                        <text:list-item>
                          <text:list>
                            <text:list-item>
                              <text:p text:style-name="P50"><text:span text:style-name="T14">“sumOf_SLs<text:tab/>-0.637</text:span></text:p>
                            </text:list-item>
                            <text:list-item>
                              <text:p text:style-name="P50"><text:span text:style-name="T14">sumOf_TPs<text:tab/>0.488</text:span></text:p>
                            </text:list-item>
                            <text:list-item>
                              <text:p text:style-name="P50"><text:span text:style-name="T14">ratio (TP/SL)<text:tab/>-0.766”</text:span></text:p>
                            </text:list-item>
                          </text:list>
                        </text:list-item>
                        <text:list-item>
                          <text:p text:style-name="P50">TRY : ==&gt; see code</text:p>
                          <text:list>
                            <text:list-item>
                              <text:p text:style-name="P50">#_20190817_150021:fix</text:p>
                            </text:list-item>
                            <text:list-item>
                              <text:p text:style-name="P50">FOUND : #_20190817_150102:fx</text:p>
                              <text:list>
                                <text:list-item>
                                  <text:p text:style-name="P50">==&gt; code not changed → fix</text:p>
                                </text:list-item>
                                <text:list-item>
                                  <text:p text:style-name="P50">change to → “(pos['ext_pr'] – pos['st_pr'])”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0">/TEST ==&gt; OK</text:p>
                          <text:list>
                            <text:list-item>
                              <text:p text:style-name="P50">sumOf_SLs<text:tab/>-0.320</text:p>
                            </text:list-item>
                            <text:list-item>
                              <text:p text:style-name="P50">sumOf_TPs<text:tab/>0.328</text:p>
                            </text:list-item>
                            <text:list-item>
                              <text:p text:style-name="P50">ratio (TP/SL)<text:tab/>-1.025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<text:span text:style-name="T16">#_</text:span> SEG-1 : “ratio (TP/SL)” ==&gt; use absolute value</text:p>
              <text:list>
                <text:list-item>
                  <text:p text:style-name="P50">#_20190817_151054:tmp</text:p>
                </text:list-item>
              </text:list>
            </text:list-item>
            <text:list-item>
              <text:p text:style-name="P50"><text:span text:style-name="T16">#_</text:span> T-5.2 : new cols ext_id, _pr <text:span text:style-name="T19">@@@</text:span></text:p>
              <text:list>
                <text:list-item>
                  <text:p text:style-name="P50"><text:span text:style-name="T16">#_</text:span> CODING : “step : 2.2 : 1 : header”</text:p>
                  <text:list>
                    <text:list-item>
                      <text:p text:style-name="P50">#_20190817_143905:tmp</text:p>
                    </text:list-item>
                    <text:list-item>
                      <text:p text:style-name="P50">after “rf_idx\trf_pr”</text:p>
                    </text:list-item>
                  </text:list>
                </text:list-item>
                <text:list-item>
                  <text:p text:style-name="P50"><text:span text:style-name="T16">#_</text:span> T-4.2 : “step : 2.2 : 2 : values”</text:p>
                  <text:list>
                    <text:list-item>
                      <text:p text:style-name="P50">#_20190817_144143:tmp</text:p>
                    </text:list-item>
                  </text:list>
                </text:list-item>
                <text:list-item>
                  <text:p text:style-name="P50">TEST ==&gt; OK</text:p>
                </text:list-item>
              </text:list>
            </text:list-item>
          </text:list>
        </text:list-item>
        <text:list-item>
          <text:p text:style-name="P50"><text:soft-page-break/>TASK-6 : stopper → off</text:p>
          <text:list>
            <text:list-item>
              <text:p text:style-name="P50">CODING : #_20190810_125252:caller</text:p>
              <text:list>
                <text:list-item>
                  <text:p text:style-name="P50">tester_T_1__Buy_Up__Loop_2_Trailing__V2</text:p>
                </text:list-item>
                <text:list-item>
                  <text:p text:style-name="P50">section “step : B : 1 : 1.1” ==&gt; C/O</text:p>
                </text:list-item>
              </text:list>
            </text:list-item>
            <text:list-item>
              <text:p text:style-name="P50">TEST ==&gt; </text:p>
              <text:list>
                <text:list-item>
                  <text:p text:style-name="P50"><text:span text:style-name="T24"><office:annotation office:name="__Annotation__1019_1327311992"><dc:creator>iwabuchi ken</dc:creator><dc:date>2019-08-17T15:26:44.97</dc:date><text:p text:style-name="P66"><text:span text:style-name="T25">“</text:span><text:span text:style-name="T25">PROBLEM” in blue color ==&gt; dropped. This is not a problem, but simply an unfinished item.</text:span></text:p></office:annotation></text:span><text:span text:style-name="T24">PROBLEM</text:span><office:annotation-end office:name="__Annotation__1019_1327311992"/> : loop ended short</text:p>
                  <text:list>
                    <text:list-item>
                      <text:p text:style-name="P50">“[libfx_5.py:1103 / 20190817_151739]</text:p>
                    </text:list-item>
                    <text:list-item>
                      <text:p text:style-name="P50">(step : B : 0) =================================== [loop : 127]”</text:p>
                    </text:list-item>
                    <text:list-item>
                      <text:p text:style-name="P50"><text:span text:style-name="T23">TRY</text:span> : see log file</text:p>
                      <text:list>
                        <text:list-item>
                          <text:p text:style-name="P50">BUSL3_No_T_1.(20190817_151657).log</text:p>
                        </text:list-item>
                        <text:list-item>
                          <text:p text:style-name="P50">in “loop : 127”</text:p>
                          <text:list>
                            <text:list-item>
                              <text:p text:style-name="P50">==&gt; last node is : “step : B : j3-2 : Y : 1”</text:p>
                            </text:list-item>
                          </text:list>
                        </text:list-item>
                        <text:list-item>
                          <text:p text:style-name="P50">FOUND : #_20190817_152346:fix</text:p>
                          <text:list>
                            <text:list-item>
                              <text:p text:style-name="P50">==&gt; code not finished !!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720163266883116971" text:style-name="L22">
        <text:list-item>
          <text:p text:style-name="P51">TASK : “j3-2 : Y : 2” ~~</text:p>
          <text:list>
            <text:list-item>
              <text:p text:style-name="P51">#_20190817_152507:next</text:p>
            </text:list-item>
          </text:list>
        </text:list-item>
      </text:list>
      <text:p text:style-name="P9">[further]</text:p>
      <text:list xml:id="list8491884033898943540" text:style-name="L23">
        <text:list-item>
          <text:p text:style-name="P52"/>
        </text:list-item>
      </text:list>
      <text:p text:style-name="P7"><text:line-break/></text:p>
      <text:p text:style-name="P7">------------------------------------------------ [TEMPLATE] 20190630_172146</text:p>
      <text:p text:style-name="P9">---------------------------------------------------------------------------</text:p>
      <text:p text:style-name="P15"><text:span text:style-name="T3">res free# JVEMV6 44#8.4.1_17 / 44. currency / 8. prog-python / 4 tester / 1. id-1 / </text:span><text:span text:style-name="T4">XXX</text:span></text:p>
      <text:p text:style-name="P9"/>
      <text:p text:style-name="P9">[do] <text:span text:style-name="T16">#_</text:span> </text:p>
      <text:list xml:id="list35486967" text:continue-list="list290668195402433541" text:style-name="L18">
        <text:list-item>
          <text:p text:style-name="P47">REVIEW</text:p>
        </text:list-item>
        <text:list-item>
          <text:p text:style-name="P47"><text:soft-page-break/>TASK-1</text:p>
          <text:list>
            <text:list-item>
              <text:p text:style-name="P47"/>
            </text:list-item>
          </text:list>
        </text:list-item>
      </text:list>
      <text:p text:style-name="P9">[next]</text:p>
      <text:list xml:id="list8725591124584276060" text:style-name="L24">
        <text:list-item>
          <text:p text:style-name="P53">TASK</text:p>
        </text:list-item>
      </text:list>
      <text:p text:style-name="P9">[further]</text:p>
      <text:list xml:id="list6116275082323701598" text:style-name="L25">
        <text:list-item>
          <text:p text:style-name="P54"/>
        </text:list-item>
      </text:list>
      <text:p text:style-name="P3"><text:line-break/></text:p>
      <text:p text:style-name="P7">/------------------------------------------------ [/TEMPLATE]</text:p>
      <text:p text:style-name="P7">----------------------------------------------------------------------------- [DOCS] 20190707_235900</text:p>
      <text:p text:style-name="P4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0"/>
          </table:table-cell>
          <table:table-cell table:style-name="表1.A1" office:value-type="string">
            <text:p text:style-name="P19"><text:a xlink:type="simple" xlink:href="https://docs.zoho.com/sheet/open/eovu1e1199284fd744d5eb3f86070b4f2abb6/sheets/tester/ranges/A2" text:style-name="Internet_20_link" text:visited-style-name="Visited_20_Internet_20_Link"><text:span text:style-name="T10">https://docs.zoho.com/sheet/open/eovu1e1199284fd744d5eb3f86070b4f2abb6/sheets/tester/ranges/A2</text:span></text:a></text:p>
          </table:table-cell>
          <table:table-cell table:style-name="表1.A1" office:value-type="string">
            <text:p text:style-name="P16">20190708_000057</text:p>
          </table:table-cell>
        </table:table-row>
        <table:table-row>
          <table:table-cell table:style-name="表1.A1" office:value-type="string">
            <text:p text:style-name="P20"/>
          </table:table-cell>
          <table:table-cell table:style-name="表1.A1" office:value-type="string">
            <text:p text:style-name="P20"/>
          </table:table-cell>
          <table:table-cell table:style-name="表1.A1" office:value-type="string">
            <text:p text:style-name="P20"/>
          </table:table-cell>
        </table:table-row>
      </table:table>
      <text:p text:style-name="P1"/>
      <text:p text:style-name="P5">/ ----------------------------------------------------------------------------- [DOCS] 20190707_235900 /</text:p>
      <text:p text:style-name="P1"/>
      <text:p text:style-name="P8">------------------------------------------------------- [STEPS : close] 20190718_165045</text:p>
      <text:p text:style-name="P5">[close]</text:p>
      <text:list xml:id="list2297707866870275865" text:style-name="L26">
        <text:list-item>
          <text:p text:style-name="P27">git</text:p>
          <text:list>
            <text:list-item>
              <text:p text:style-name="P31">console</text:p>
              <text:list>
                <text:list-item>
                  <text:p text:style-name="P31">r o1 &amp;&amp; s &amp;&amp; r q4 &amp;&amp; s</text:p>
                </text:list-item>
                <text:list-item>
                  <text:p text:style-name="P33"/>
                </text:list-item>
                <text:list-item>
                  <text:p text:style-name="P31">r o1 &amp;&amp; s &amp;&amp; r q &amp;&amp; s</text:p>
                </text:list-item>
                <text:list-item>
                  <text:p text:style-name="P33"> </text:p>
                </text:list-item>
                <text:list-item>
                  <text:p text:style-name="P31">r o1 &amp;&amp; s</text:p>
                </text:list-item>
                <text:list-item>
                  <text:p text:style-name="P33"/>
                </text:list-item>
                <text:list-item>
                  <text:p text:style-name="P31">r q4 &amp;&amp; s</text:p>
                </text:list-item>
                <text:list-item>
                  <text:p text:style-name="P33"/>
                </text:list-item>
                <text:list-item>
                  <text:p text:style-name="P31">r q1 &amp;&amp; s</text:p>
                </text:list-item>
                <text:list-item>
                  <text:p text:style-name="P33"><text:soft-page-break/></text:p>
                </text:list-item>
                <text:list-item>
                  <text:p text:style-name="P31">r q &amp;&amp; s</text:p>
                </text:list-item>
                <text:list-item>
                  <text:p text:style-name="P32"/>
                </text:list-item>
                <text:list-item>
                  <text:p text:style-name="P31">g l --grep=currency</text:p>
                </text:list-item>
                <text:list-item>
                  <text:p text:style-name="P33"/>
                </text:list-item>
              </text:list>
            </text:list-item>
            <text:list-item>
              <text:p text:style-name="P31">commit</text:p>
              <text:list>
                <text:list-item>
                  <text:p text:style-name="P34">"myself] res freeJVEMV6 44#5.1 74 / 44. currency / 5. ea tools / 1. first / 20190608_160040</text:p>
                </text:list-item>
                <text:list-item>
                  <text:p text:style-name="P33"/>
                </text:list-item>
                <text:list-item>
                  <text:p text:style-name="P34">----------------</text:p>
                </text:list-item>
                <text:list-item>
                  <text:p text:style-name="P33"/>
                </text:list-item>
                <text:list-item>
                  <text:p text:style-name="P34">new FUNC : get_Bars__M_1_A_2</text:p>
                </text:list-item>
                <text:list-item>
                  <text:p text:style-name="P33"/>
                </text:list-item>
                <text:list-item>
                  <text:p text:style-name="P34">==&gt; started</text:p>
                </text:list-item>
                <text:list-item>
                  <text:p text:style-name="P34">"</text:p>
                </text:list-item>
              </text:list>
            </text:list-item>
            <text:list-item>
              <text:p text:style-name="P31">console</text:p>
              <text:list>
                <text:list-item>
                  <text:p text:style-name="P31">r q4 &amp;&amp; p</text:p>
                </text:list-item>
                <text:list-item>
                  <text:p text:style-name="P33"/>
                </text:list-item>
                <text:list-item>
                  <text:p text:style-name="P31">r o1 &amp;&amp; p</text:p>
                </text:list-item>
                <text:list-item>
                  <text:p text:style-name="P33"/>
                </text:list-item>
                <text:list-item>
                  <text:p text:style-name="P31">r q1 &amp;&amp; p</text:p>
                </text:list-item>
                <text:list-item>
                  <text:p text:style-name="P33"/>
                </text:list-item>
                <text:list-item>
                  <text:p text:style-name="P31">r q &amp;&amp; p &amp;&amp; pushd C:\WORKS_2\Utils\shortcuts\proj_FX &amp;&amp; end_apps.bat</text:p>
                </text:list-item>
                <text:list-item>
                  <text:p text:style-name="P33"/>
                </text:list-item>
                <text:list-item>
                  <text:p text:style-name="P31">r q4 &amp;&amp; p &amp;&amp; r o1 &amp;&amp; p &amp;&amp; pushd C:\WORKS_2\Utils\shortcuts\proj_FX &amp;&amp; end_apps.bat</text:p>
                </text:list-item>
                <text:list-item>
                  <text:p text:style-name="P33"/>
                </text:list-item>
                <text:list-item>
                  <text:p text:style-name="P31">r q &amp;&amp; p &amp;&amp; r o1 &amp;&amp; p &amp;&amp; pushd C:\WORKS_2\Utils\shortcuts\proj_FX &amp;&amp; end_apps.bat</text:p>
                </text:list-item>
                <text:list-item>
                  <text:p text:style-name="P33"/>
                </text:list-item>
                <text:list-item>
                  <text:p text:style-name="P31">r q4 &amp;&amp; p &amp;&amp; pushd C:\WORKS_2\Utils\shortcuts\proj_FX &amp;&amp; end_apps.bat</text:p>
                </text:list-item>
                <text:list-item>
                  <text:p text:style-name="P31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7">r o1 &amp;&amp; e &amp;&amp; p</text:p>
          </table:table-cell>
        </table:table-row>
        <table:table-row>
          <table:table-cell table:style-name="表2.A2" office:value-type="string">
            <text:p text:style-name="P17">pushd C:\WORKS_2\Utils\shortcuts\proj_FX &amp;&amp; end_apps.bat</text:p>
          </table:table-cell>
        </table:table-row>
      </table:table>
      <text:list xml:id="list35498345" text:continue-numbering="true" text:style-name="L26">
        <text:list-item>
          <text:list>
            <text:list-item>
              <text:list>
                <text:list-item>
                  <text:p text:style-name="P31"/>
                </text:list-item>
                <text:list-item>
                  <text:p text:style-name="P31">r o1 &amp;&amp; e &amp;&amp; p</text:p>
                </text:list-item>
                <text:list-item>
                  <text:p text:style-name="P31"><text:soft-page-break/>pushd C:\WORKS_2\Utils\shortcuts\proj_FX &amp;&amp; end_apps.bat</text:p>
                </text:list-item>
                <text:list-item>
                  <text:p text:style-name="P32"/>
                </text:list-item>
              </text:list>
            </text:list-item>
          </text:list>
        </text:list-item>
        <text:list-item>
          <text:p text:style-name="P31">close apps</text:p>
          <text:list>
            <text:list-item>
              <text:p text:style-name="P31">pushd C:\WORKS_2\Utils\shortcuts\proj_FX</text:p>
            </text:list-item>
            <text:list-item>
              <text:p text:style-name="P31">end_apps.bat</text:p>
            </text:list-item>
            <text:list-item>
              <text:p text:style-name="P33"/>
            </text:list-item>
          </text:list>
        </text:list-item>
        <text:list-item>
          <text:p text:style-name="P31">close</text:p>
          <text:list>
            <text:list-item>
              <text:p text:style-name="P31">folders</text:p>
            </text:list-item>
            <text:list-item>
              <text:p text:style-name="P31">browser</text:p>
            </text:list-item>
            <text:list-item>
              <text:p text:style-name="P31">server</text:p>
            </text:list-item>
            <text:list-item>
              <text:p text:style-name="P31">email</text:p>
            </text:list-item>
          </text:list>
        </text:list-item>
        <text:list-item>
          <text:p text:style-name="P61">send this email</text:p>
        </text:list-item>
      </text:list>
      <text:p text:style-name="P8">/ ------------------------------------------------------- [STEPS : close] 20190718_165045 /</text:p>
      <text:p text:style-name="P1"/>
      <text:p text:style-name="P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08-17T15:27:58.52</dc:date>
    <dc:creator>iwabuchi ken</dc:creator>
    <meta:editing-duration>PT9H40M25S</meta:editing-duration>
    <meta:editing-cycles>31</meta:editing-cycles>
    <meta:generator>OpenOffice/4.1.3$Win32 OpenOffice.org_project/413m1$Build-9783</meta:generator>
    <meta:document-statistic meta:table-count="2" meta:image-count="0" meta:object-count="0" meta:page-count="13" meta:paragraph-count="296" meta:word-count="1502" meta:character-count="8229"/>
  </office:meta>
</office:document-meta>
</file>